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fff4" officeooo:paragraph-rsid="0018ff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o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2:21:20.816489215</meta:creation-date>
    <dc:date>2017-09-14T12:21:38.329988722</dc:date>
    <meta:editing-duration>PT18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5.1.6.2$Linux_X86_64 LibreOffice_project/10m0$Build-2</meta:generator>
  </office:meta>
</office:document-meta>
</file>